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1" svg:font-family="'Fira Code'" style:font-pitch="fixed"/>
    <style:font-face style:name="Fira Code2" svg:font-family="'Fira Code'" style:font-family-generic="swiss" style:font-pitch="fixed"/>
    <style:font-face style:name="Fira Sans3" svg:font-family="'Fira Sans'" style:font-family-generic="swiss" style:font-pitch="fixed"/>
    <style:font-face style:name="Fira Code" svg:font-family="'Fira Code'" style:font-pitch="variable"/>
    <style:font-face style:name="Fira Sans2" svg:font-family="'Fira Sans'" style:font-pitch="variable"/>
    <style:font-face style:name="Liberation Sans2" svg:font-family="'Liberation Sans'" style:font-pitch="variable"/>
    <style:font-face style:name="Fira Sans1" svg:font-family="'Fi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3cm" fo:min-width="15.77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16.0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5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7.6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2.1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6.4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13.7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8.0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2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4.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1.3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3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4.7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9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69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 style:list-style-name="L1">
      <style:graphic-properties draw:auto-grow-height="true" draw:fit-to-size="false" style:shrink-to-fit="false" fo:min-height="4.04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ira Sans"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fo:font-style="normal" style:font-style-asian="normal" style:font-style-complex="normal"/>
    </style:style>
    <style:style style:name="P6" style:family="paragraph">
      <loext:graphic-properties draw:fill="none" draw:fill-color="#ffffff"/>
      <style:text-properties style:font-name="Fira Code1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cm" fo:margin-bottom="0cm"/>
      <style:text-properties style:font-name="Fira Code1"/>
    </style:style>
    <style:style style:name="P9" style:family="paragraph">
      <loext:graphic-properties draw:fill="none" draw:fill-color="#ffffff"/>
      <style:text-properties style:font-name="Fira Code1" fo:font-size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style:font-name="Fira Sans" fo:font-size="28pt" style:font-size-asian="28pt" style:font-size-complex="28pt"/>
    </style:style>
    <style:style style:name="P12" style:family="paragraph">
      <style:text-properties style:font-name="Fira Code1"/>
    </style:style>
    <style:style style:name="P13" style:family="paragraph">
      <loext:graphic-properties draw:fill="none" draw:fill-color="#ffffff"/>
      <style:text-properties style:font-name="Fira Code1" fo:font-size="15pt" style:font-size-asian="15pt" style:font-size-complex="15pt"/>
    </style:style>
    <style:style style:name="P14" style:family="paragraph">
      <loext:graphic-properties draw:fill="none" draw:fill-color="#ffffff"/>
      <style:text-properties style:font-name="Fira Code1" fo:font-size="16pt" style:font-size-asian="16pt" style:font-size-complex="16pt"/>
    </style:style>
    <style:style style:name="T1" style:family="text">
      <style:text-properties style:font-name="Fira Sans" fo:font-size="18pt"/>
    </style:style>
    <style:style style:name="T2" style:family="text">
      <style:text-properties style:use-window-font-color="true" style:font-name="Fira Sans" fo:font-size="18pt"/>
    </style:style>
    <style:style style:name="T3" style:family="text">
      <style:text-properties fo:font-size="22pt" fo:font-style="normal" style:font-size-asian="22pt" style:font-style-asian="normal" style:font-size-complex="22pt" style:font-style-complex="normal"/>
    </style:style>
    <style:style style:name="T4" style:family="text">
      <style:text-properties style:font-name="Fira Code1" fo:font-size="22pt" fo:font-style="normal" style:font-size-asian="22pt" style:font-style-asian="normal" style:font-size-complex="22pt" style:font-style-complex="normal"/>
    </style:style>
    <style:style style:name="T5" style:family="text">
      <style:text-properties style:font-name="Fira Code1"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size="18pt" fo:font-style="normal" style:font-size-asian="18pt" style:font-style-asian="normal" style:font-size-complex="18pt" style:font-style-complex="normal"/>
    </style:style>
    <style:style style:name="T7" style:family="text">
      <style:text-properties fo:color="#000000" style:font-name="Fira Code1"/>
    </style:style>
    <style:style style:name="T8" style:family="text">
      <style:text-properties fo:color="#666666" style:font-name="Fira Code1"/>
    </style:style>
    <style:style style:name="T9" style:family="text">
      <style:text-properties fo:color="#bbbbbb" style:font-name="Fira Code1"/>
    </style:style>
    <style:style style:name="T10" style:family="text">
      <style:text-properties fo:color="#007020" style:font-name="Fira Code1"/>
    </style:style>
    <style:style style:name="T11" style:family="text">
      <style:text-properties fo:color="#0e84b5" style:font-name="Fira Code1"/>
    </style:style>
    <style:style style:name="T12" style:family="text">
      <style:text-properties fo:color="#1c1c1c" fo:font-style="normal" style:font-style-asian="normal" style:font-style-complex="normal"/>
    </style:style>
    <style:style style:name="T13" style:family="text">
      <style:text-properties fo:color="#666666" fo:font-style="normal" style:font-style-asian="normal" style:font-style-complex="normal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4070a0" style:font-name="Fira Code1"/>
    </style:style>
    <style:style style:name="T16" style:family="text">
      <style:text-properties fo:color="#06287e" style:font-name="Fira Code1"/>
    </style:style>
    <style:style style:name="T17" style:family="text">
      <style:text-properties fo:color="#902000" style:font-name="Fira Code1"/>
    </style:style>
    <style:style style:name="T18" style:family="text">
      <style:text-properties style:use-window-font-color="true" fo:font-size="32pt" fo:font-style="normal" style:font-size-asian="32pt" style:font-style-asian="normal" style:font-size-complex="32pt" style:font-style-complex="normal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style:font-name="Fira Code1"/>
    </style:style>
    <style:style style:name="T21" style:family="text">
      <style:text-properties style:font-name="Fira Code1" fo:font-size="24pt" style:letter-kerning="true" style:font-name-asian="Noto Sans CJK SC" style:font-size-asian="24pt" style:font-name-complex="Lohit Devanagari" style:font-size-complex="24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Fira Code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Fira Sans" fo:font-size="24pt" style:letter-kerning="true" style:font-name-asian="Noto Sans CJK SC" style:font-size-asian="24pt" style:font-name-complex="Lohit Devanagari" style:font-size-complex="24pt"/>
    </style:style>
    <style:style style:name="T24" style:family="text">
      <style:text-properties fo:color="#007020" style:font-name="Fira Code1" fo:font-size="18pt"/>
    </style:style>
    <style:style style:name="T25" style:family="text">
      <style:text-properties fo:color="#bbbbbb" style:font-name="Fira Code1" fo:font-size="18pt"/>
    </style:style>
    <style:style style:name="T26" style:family="text">
      <style:text-properties fo:color="#000000" style:font-name="Fira Code1" fo:font-size="18pt"/>
    </style:style>
    <style:style style:name="T27" style:family="text">
      <style:text-properties fo:color="#0e84b5" style:font-name="Fira Code1" fo:font-size="18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06287e" style:font-name="Fira Code1" fo:font-size="18pt"/>
    </style:style>
    <style:style style:name="T30" style:family="text">
      <style:text-properties fo:color="#40a070" style:font-name="Fira Code1"/>
    </style:style>
    <style:style style:name="T31" style:family="text">
      <style:text-properties style:font-name="Fira Sans" fo:font-size="28pt" style:font-size-asian="28pt" style:font-size-complex="28pt"/>
    </style:style>
    <style:style style:name="T32" style:family="text">
      <style:text-properties fo:color="#007020" fo:font-size="15pt" style:font-size-asian="15pt" style:font-size-complex="15pt"/>
    </style:style>
    <style:style style:name="T33" style:family="text">
      <style:text-properties fo:color="#bbbbbb" fo:font-size="15pt" style:font-size-asian="15pt" style:font-size-complex="15pt"/>
    </style:style>
    <style:style style:name="T34" style:family="text">
      <style:text-properties fo:color="#000000" fo:font-size="15pt" style:font-size-asian="15pt" style:font-size-complex="15pt"/>
    </style:style>
    <style:style style:name="T35" style:family="text">
      <style:text-properties fo:color="#06287e" fo:font-size="15pt" style:font-size-asian="15pt" style:font-size-complex="15pt"/>
    </style:style>
    <style:style style:name="T36" style:family="text">
      <style:text-properties fo:color="#902000" fo:font-size="15pt" style:font-size-asian="15pt" style:font-size-complex="15pt"/>
    </style:style>
    <style:style style:name="T37" style:family="text">
      <style:text-properties fo:color="#666666" fo:font-size="15pt" style:font-size-asian="15pt" style:font-size-complex="15pt"/>
    </style:style>
    <style:style style:name="T38" style:family="text">
      <style:text-properties fo:color="#0e84b5" fo:font-size="15pt" style:font-size-asian="15pt" style:font-size-complex="15pt"/>
    </style:style>
    <style:style style:name="T39" style:family="text">
      <style:text-properties fo:color="#4070a0" fo:font-size="15pt" style:font-size-asian="15pt" style:font-size-complex="15pt"/>
    </style:style>
    <style:style style:name="T40" style:family="text">
      <style:text-properties fo:color="#bbbbbb"/>
    </style:style>
    <style:style style:name="T41" style:family="text">
      <style:text-properties fo:color="#40a070" fo:font-size="15pt" style:font-size-asian="15pt" style:font-size-complex="15pt"/>
    </style:style>
    <style:style style:name="T42" style:family="text">
      <style:text-properties fo:color="#007020" style:font-name="Fira Code1" fo:font-size="16pt" style:font-size-asian="16pt" style:font-size-complex="16pt"/>
    </style:style>
    <style:style style:name="T43" style:family="text">
      <style:text-properties fo:color="#bbbbbb" style:font-name="Fira Code1" fo:font-size="16pt" style:font-size-asian="16pt" style:font-size-complex="16pt"/>
    </style:style>
    <style:style style:name="T44" style:family="text">
      <style:text-properties fo:color="#000000" style:font-name="Fira Code1" fo:font-size="16pt" style:font-size-asian="16pt" style:font-size-complex="16pt"/>
    </style:style>
    <style:style style:name="T45" style:family="text">
      <style:text-properties fo:color="#06287e" style:font-name="Fira Code1" fo:font-size="16pt" style:font-size-asian="16pt" style:font-size-complex="16pt"/>
    </style:style>
    <style:style style:name="T46" style:family="text">
      <style:text-properties fo:color="#0e84b5" style:font-name="Fira Code1" fo:font-size="16pt" style:font-size-asian="16pt" style:font-size-complex="16pt"/>
    </style:style>
    <style:style style:name="T47" style:family="text">
      <style:text-properties fo:color="#666666" style:font-name="Fira Code1" fo:font-size="16pt" style:font-size-asian="16pt" style:font-size-complex="16pt"/>
    </style:style>
    <style:style style:name="T48" style:family="text">
      <style:text-properties style:use-window-font-color="true" style:font-name="Fira Code1" fo:font-size="16pt" style:font-size-asian="16pt" style:font-size-complex="16pt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fo:color="#4070a0" style:font-name="Fira Code1" fo:font-size="16pt" style:font-size-asian="16pt" style:font-size-complex="16pt"/>
    </style:style>
    <style:style style:name="T52" style:family="text">
      <style:text-properties fo:color="#902000" style:font-name="Fira Code1" fo:font-size="16pt" style:font-size-asian="16pt" style:font-size-complex="16pt"/>
    </style:style>
    <style:style style:name="T53" style:family="text">
      <style:text-properties fo:color="#60a0b0" style:font-name="Fira Code1" fo:font-size="16pt" style:font-size-asian="16pt" style:font-size-complex="16pt"/>
    </style:style>
    <style:style style:name="T54" style:family="text">
      <style:text-properties fo:color="#60a0b0" style:font-name="Fira Code1"/>
    </style:style>
    <style:style style:name="T55" style:family="text">
      <style:text-properties fo:color="#40a070" style:font-name="Fira Code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01cm" svg:y="5.571cm" presentation:class="title" presentation:user-transformed="true">
          <draw:text-box>
            <text:p text:style-name="P1">Procedural Macros in Rust</text:p>
          </draw:text-box>
        </draw:frame>
        <draw:frame draw:style-name="gr1" draw:text-style-name="P2" draw:layer="layout" svg:width="16.276cm" svg:height="1.013cm" svg:x="5.862cm" svg:y="8.2cm">
          <draw:text-box>
            <text:p text:style-name="P1"><text:span text:style-name="T1">Felix Kohlgrübe</text:span><text:span text:style-name="T2">r <text:s/>| <text:s/></text:span><text:span text:style-name="T1">Rust Meetup Karlsruhe <text:s/>| <text:s/>2019/11/6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Macr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" text:id="id1">Executed at compile time</text:p>
              </text:list-item>
              <text:list-item>
                <text:p xml:id="id2" text:id="id2">Produce source code</text:p>
              </text:list-item>
              <text:list-item>
                <text:p xml:id="id3" text:id="id3">In Rust:</text:p>
                <text:list>
                  <text:list-item>
                    <text:p xml:id="id4" text:id="id4">Declarative Macros</text:p>
                  </text:list-item>
                  <text:list-item>
                    <text:p xml:id="id5" text:id="id5">Procedural Macr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Declarative Macro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xml:id="id6" text:id="id6"><text:span text:style-name="T3">a.k.a. </text:span><text:span text:style-name="T4">macro_rules!</text:span><text:span text:style-name="T3"> macros, „macros by example“</text:span></text:p>
              </text:list-item>
              <text:list-item>
                <text:p xml:id="id7" text:id="id7"><text:span text:style-name="T3">Usage examples:</text:span></text:p>
                <text:list>
                  <text:list-item>
                    <text:p xml:id="id8" text:id="id8"><text:span text:style-name="T5">vec!(...)</text:span><text:span text:style-name="T6">, <text:s/></text:span><text:span text:style-name="T5">println!(...)</text:span><text:span text:style-name="T6">, <text:s/></text:span><text:span text:style-name="T5">assert!(...)</text:span><text:span text:style-name="T6">, <text:s/>…</text:span></text:p>
                  </text:list-item>
                </text:list>
              </text:list-item>
              <text:list-item>
                <text:p xml:id="id9" text:id="id9"><text:span text:style-name="T3">Definition example:</text:span></text:p>
              </text:list-item>
            </text:list>
          </draw:text-box>
        </draw:frame>
        <draw:frame draw:style-name="gr3" draw:text-style-name="P6" draw:layer="layout" svg:width="16.504cm" svg:height="6.347cm" svg:x="3.7cm" svg:y="8.8cm">
          <draw:text-box>
            <text:p xml:id="id10" text:id="id10"><text:span text:style-name="T7">macro_rules</text:span><text:span text:style-name="T8">!</text:span><text:span text:style-name="T9"> </text:span><text:span text:style-name="T7">vec</text:span><text:span text:style-name="T9"> </text:span><text:span text:style-name="T7">{</text:span></text:p>
            <text:p xml:id="id11" text:id="id11"><text:span text:style-name="T9"><text:s text:c="4"/></text:span><text:span text:style-name="T7">(</text:span><text:span text:style-name="T9"> </text:span><text:span text:style-name="T10">$(</text:span><text:span text:style-name="T9"> </text:span><text:span text:style-name="T10">$x</text:span><text:span text:style-name="T7">:</text:span><text:span text:style-name="T11">expr</text:span><text:span text:style-name="T9"> </text:span><text:span text:style-name="T7">),</text:span><text:span text:style-name="T8">*</text:span><text:span text:style-name="T9"> </text:span><text:span text:style-name="T7">)</text:span><text:span text:style-name="T9"> </text:span><text:span text:style-name="T8">=&gt;</text:span><text:span text:style-name="T9"> </text:span><text:span text:style-name="T7">{</text:span></text:p>
            <text:p xml:id="id12" text:id="id12"><text:span text:style-name="T9"><text:s text:c="8"/></text:span><text:span text:style-name="T7">{</text:span><text:span text:style-name="T9"> <text:s text:c="2"/></text:span><text:span text:style-name="T10">let</text:span><text:span text:style-name="T9"> </text:span><text:span text:style-name="T10">mut</text:span><text:span text:style-name="T9"> </text:span><text:span text:style-name="T7">temp_vec</text:span><text:span text:style-name="T9"> </text:span><text:span text:style-name="T8">=</text:span><text:span text:style-name="T9"> </text:span><text:span text:style-name="T10">Vec</text:span><text:span text:style-name="T7">::new();</text:span></text:p>
            <text:p xml:id="id13" text:id="id13"><text:span text:style-name="T9"><text:s text:c="12"/></text:span><text:span text:style-name="T10">$(</text:span><text:span text:style-name="T9"> </text:span><text:span text:style-name="T7">temp_vec.push(</text:span><text:span text:style-name="T10">$x</text:span><text:span text:style-name="T7">);</text:span><text:span text:style-name="T9"> </text:span><text:span text:style-name="T7">)</text:span><text:span text:style-name="T8">*</text:span></text:p>
            <text:p xml:id="id14" text:id="id14"><text:span text:style-name="T9"><text:s text:c="12"/></text:span><text:span text:style-name="T7">temp_vec</text:span></text:p>
            <text:p xml:id="id15" text:id="id15"><text:span text:style-name="T9"><text:s text:c="8"/></text:span><text:span text:style-name="T7">}</text:span></text:p>
            <text:p xml:id="id16" text:id="id16"><text:span text:style-name="T9"><text:s text:c="4"/></text:span><text:span text:style-name="T7">};</text:span></text:p>
            <text:p xml:id="id17" text:id="id17"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ocedural Macros <text:s/><text:span text:style-name="T12">|</text:span><text:span text:style-name="T13"> <text:s/></text:span><text:span text:style-name="T14">Usage</text:span></text:p>
          </draw:text-box>
        </draw:frame>
        <draw:frame presentation:style-name="pr4" draw:layer="layout" svg:width="7.8cm" svg:height="9.134cm" svg:x="1.4cm" svg:y="4.185cm" presentation:class="outline" presentation:user-transformed="true">
          <draw:text-box>
            <text:list text:style-name="L2">
              <text:list-item>
                <text:p xml:id="id18" text:id="id18">Function-like</text:p>
                <text:p/>
              </text:list-item>
              <text:list-item>
                <text:p xml:id="id20" text:id="id20">Custom Derive</text:p>
                <text:p/>
              </text:list-item>
              <text:list-item>
                <text:p xml:id="id23" text:id="id23">Attribute</text:p>
              </text:list-item>
            </text:list>
          </draw:text-box>
        </draw:frame>
        <draw:frame draw:style-name="gr4" draw:text-style-name="P6" draw:layer="layout" svg:width="13.075cm" svg:height="1.013cm" svg:x="10cm" svg:y="4.287cm">
          <draw:text-box>
            <text:p xml:id="id19" text:id="id19"><text:span text:style-name="T7">html</text:span><text:span text:style-name="T8">!</text:span><text:span text:style-name="T7">{</text:span><text:span text:style-name="T9"> </text:span><text:span text:style-name="T8">&lt;</text:span><text:span text:style-name="T7">div</text:span><text:span text:style-name="T8">&gt;</text:span><text:span text:style-name="T7">“Hello</text:span><text:span text:style-name="T9"> </text:span><text:span text:style-name="T7">World“</text:span><text:span text:style-name="T8">&lt;/</text:span><text:span text:style-name="T7">div</text:span><text:span text:style-name="T8">&gt;</text:span><text:span text:style-name="T9"> </text:span><text:span text:style-name="T7">}</text:span></text:p>
          </draw:text-box>
        </draw:frame>
        <draw:frame draw:style-name="gr5" draw:text-style-name="P6" draw:layer="layout" svg:width="8.122cm" svg:height="1.775cm" svg:x="10cm" svg:y="7.525cm">
          <draw:text-box>
            <text:p xml:id="id21" text:id="id21"><text:span text:style-name="T10">#[derive(Serialize)]</text:span></text:p>
            <text:p xml:id="id22" text:id="id22"><text:span text:style-name="T10">struct</text:span><text:span text:style-name="T7"> </text:span><text:span text:style-name="T11">Foo</text:span><text:span text:style-name="T9"> </text:span><text:span text:style-name="T7">{...}</text:span></text:p>
          </draw:text-box>
        </draw:frame>
        <draw:frame draw:style-name="gr6" draw:text-style-name="P6" draw:layer="layout" svg:width="12.694cm" svg:height="1.775cm" svg:x="10cm" svg:y="10.725cm">
          <draw:text-box>
            <text:p xml:id="id24" text:id="id24"><text:span text:style-name="T10">#[get(</text:span><text:span text:style-name="T15">"/"</text:span><text:span text:style-name="T10">)]</text:span></text:p>
            <text:p xml:id="id25" text:id="id25"><text:span text:style-name="T10">fn</text:span><text:span text:style-name="T7"> </text:span><text:span text:style-name="T16">index</text:span><text:span text:style-name="T7">()</text:span><text:span text:style-name="T9"> </text:span><text:span text:style-name="T7">-&gt; </text:span><text:span text:style-name="T10">&amp;'static</text:span><text:span text:style-name="T9"> </text:span><text:span text:style-name="T17">str</text:span><text:span text:style-name="T9"> </text:span><text:span text:style-name="T7">{...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Procedural Macros <text:s/><text:span text:style-name="T12">|</text:span><text:span text:style-name="T13"> <text:s/></text:span><text:span text:style-name="T18">Definition</text:span></text:p>
          </draw:text-box>
        </draw:frame>
        <draw:frame presentation:style-name="pr4" draw:layer="layout" svg:width="25.199cm" svg:height="9.134cm" svg:x="1.4cm" svg:y="4.185cm" presentation:class="outline" presentation:user-transformed="true">
          <draw:text-box>
            <text:list text:style-name="L2">
              <text:list-item>
                <text:p xml:id="id26" text:id="id26">proc-macro crates:</text:p>
                <text:list>
                  <text:list-item>
                    <text:p xml:id="id27" text:id="id27">in Cargo.toml: </text:p>
                    <text:p><text:span text:style-name="T19"/></text:p>
                  </text:list-item>
                  <text:list-item>
                    <text:p xml:id="id30" text:id="id30">May only export procedural macros</text:p>
                  </text:list-item>
                </text:list>
              </text:list-item>
              <text:list-item>
                <text:p xml:id="id31" text:id="id31">Procedural macro: </text:p>
                <text:list>
                  <text:list-header>
                    <text:p xml:id="id32" text:id="id32"><text:span text:style-name="T20">Fn(TokenSt</text:span><text:span text:style-name="T20">ream) -&gt; </text:span><text:span text:style-name="T20">TokenStrea</text:span><text:span text:style-name="T20">m</text:span></text:p>
                  </text:list-header>
                </text:list>
              </text:list-item>
            </text:list>
          </draw:text-box>
        </draw:frame>
        <draw:frame draw:style-name="gr7" draw:text-style-name="P6" draw:layer="layout" svg:width="6.979cm" svg:height="1.775cm" svg:x="9.4cm" svg:y="5.725cm">
          <draw:text-box>
            <text:p xml:id="id28" text:id="id28"><text:span text:style-name="T10">[lib]</text:span></text:p>
            <text:p xml:id="id29" text:id="id29"><text:span text:style-name="T7">proc-macro </text:span><text:span text:style-name="T8">=</text:span><text:span text:style-name="T7"> </text:span><text:span text:style-name="T10">tr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okenStream</text:p>
          </draw:text-box>
        </draw:frame>
        <draw:frame presentation:style-name="pr5" draw:text-style-name="P8" draw:layer="layout" svg:width="25.199cm" svg:height="4.049cm" svg:x="1.4cm" svg:y="3.685cm" presentation:class="outline" presentation:user-transformed="true">
          <draw:text-box>
            <text:list text:style-name="L2">
              <text:list-item>
                <text:p xml:id="id33" text:id="id33" text:style-name="P7"><text:span text:style-name="T21">TokenStream ≅ Vec&lt;TokenTree&gt;</text:span></text:p>
              </text:list-item>
              <text:list-item>
                <text:p xml:id="id34" text:id="id34" text:style-name="P7"><text:span text:style-name="T22">Token </text:span><text:span text:style-name="T21">≅ </text:span><text:span text:style-name="T23">„word of code“ (e.g. identifier, string, number, ...)</text:span></text:p>
              </text:list-item>
              <text:list-item>
                <text:p xml:id="id35" text:id="id35" text:style-name="P7"><text:span text:style-name="T21">TokenTree</text:span><text:span text:style-name="T23">: <text:s/>Hierarchy formed by parens, brackets and braces</text:span></text:p>
              </text:list-item>
            </text:list>
          </draw:text-box>
        </draw:frame>
        <draw:frame draw:style-name="gr8" draw:text-style-name="P9" draw:layer="layout" svg:width="14.218cm" svg:height="4.823cm" svg:x="1.582cm" svg:y="8.8cm">
          <draw:text-box>
            <text:p xml:id="id36" text:id="id36"><text:span text:style-name="T24">pub</text:span><text:span text:style-name="T25"> </text:span><text:span text:style-name="T24">enum</text:span><text:span text:style-name="T26"> </text:span><text:span text:style-name="T27">TokenTree</text:span><text:span text:style-name="T25"> </text:span><text:span text:style-name="T26">{</text:span></text:p>
            <text:p xml:id="id37" text:id="id37"><text:span text:style-name="T25"><text:s text:c="4"/></text:span><text:span text:style-name="T26">Token(Token),</text:span></text:p>
            <text:p xml:id="id38" text:id="id38"><text:span text:style-name="T25"><text:s text:c="4"/></text:span><text:span text:style-name="T26">Delimited(</text:span></text:p>
            <text:p xml:id="id39" text:id="id39"><text:span text:style-name="T26"><text:s text:c="8"/></text:span><text:span text:style-name="T26">...,</text:span><text:span text:style-name="T25"> </text:span><text:span text:style-name="T26">DelimToken,</text:span><text:span text:style-name="T25"> </text:span><text:span text:style-name="T26">TokenStream</text:span></text:p>
            <text:p xml:id="id40" text:id="id40"><text:span text:style-name="T26"><text:s text:c="4"/></text:span><text:span text:style-name="T26">),</text:span></text:p>
            <text:p xml:id="id41" text:id="id41"><text:span text:style-name="T26">}</text:span></text:p>
          </draw:text-box>
        </draw:frame>
        <draw:frame draw:style-name="gr9" draw:text-style-name="P9" draw:layer="layout" svg:width="8.503cm" svg:height="4.823cm" svg:x="18.2cm" svg:y="8.8cm">
          <draw:text-box>
            <text:p xml:id="id42" text:id="id42"><text:span text:style-name="T24">pub</text:span><text:span text:style-name="T25"> </text:span><text:span text:style-name="T24">enum</text:span><text:span text:style-name="T26"> </text:span><text:span text:style-name="T27">DelimToken</text:span><text:span text:style-name="T25"> </text:span><text:span text:style-name="T26">{</text:span></text:p>
            <text:p xml:id="id43" text:id="id43"><text:span text:style-name="T25"><text:s text:c="4"/></text:span><text:span text:style-name="T26">Paren,</text:span></text:p>
            <text:p xml:id="id44" text:id="id44"><text:span text:style-name="T25"><text:s text:c="4"/></text:span><text:span text:style-name="T26">Bracket,</text:span></text:p>
            <text:p xml:id="id45" text:id="id45"><text:span text:style-name="T25"><text:s text:c="4"/></text:span><text:span text:style-name="T26">Brace,</text:span></text:p>
            <text:p xml:id="id46" text:id="id46"><text:span text:style-name="T25"><text:s text:c="4"/></text:span><text:span text:style-name="T26">NoDelim,</text:span></text:p>
            <text:p xml:id="id47" text:id="id47"><text:span text:style-name="T2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Function-like Procedural Macr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8" text:id="id48">Definition:</text:p>
                <text:p/>
                <text:p><text:span text:style-name="T28"/></text:p>
              </text:list-item>
              <text:list-item>
                <text:p xml:id="id53" text:id="id53">Usage:</text:p>
                <text:p/>
              </text:list-item>
            </text:list>
          </draw:text-box>
        </draw:frame>
        <draw:frame draw:style-name="gr10" draw:text-style-name="P9" draw:layer="layout" svg:width="22.6cm" svg:height="3.299cm" svg:x="2.4cm" svg:y="5.1cm">
          <draw:text-box>
            <text:p xml:id="id49" text:id="id49"><text:span text:style-name="T24">#[proc_macro]</text:span></text:p>
            <text:p xml:id="id50" text:id="id50"><text:span text:style-name="T24">pub</text:span><text:span text:style-name="T25"> </text:span><text:span text:style-name="T24">fn</text:span><text:span text:style-name="T26"> </text:span><text:span text:style-name="T29">function_macro</text:span><text:span text:style-name="T26">(input: </text:span><text:span text:style-name="T27">TokenStream</text:span><text:span text:style-name="T26">)</text:span><text:span text:style-name="T25"> </text:span><text:span text:style-name="T26">-&gt; </text:span><text:span text:style-name="T27">TokenStream</text:span><text:span text:style-name="T25"> </text:span><text:span text:style-name="T26">{</text:span></text:p>
            <text:p xml:id="id51" text:id="id51"><text:span text:style-name="T25"><text:s text:c="4"/></text:span><text:span text:style-name="T26">...</text:span></text:p>
            <text:p xml:id="id52" text:id="id52"><text:span text:style-name="T26">}</text:span></text:p>
          </draw:text-box>
        </draw:frame>
        <draw:frame draw:style-name="gr11" draw:text-style-name="P6" draw:layer="layout" svg:width="14.98cm" svg:height="1.013cm" svg:x="2.42cm" svg:y="10.387cm">
          <draw:text-box>
            <text:p xml:id="id54" text:id="id54"><text:span text:style-name="T7">function_macro</text:span><text:span text:style-name="T8">!</text:span><text:span text:style-name="T7">{</text:span><text:span text:style-name="T9"> </text:span><text:span text:style-name="T7">“Hello</text:span><text:span text:style-name="T9"> </text:span><text:span text:style-name="T7">World“</text:span><text:span text:style-name="T9"> </text:span><text:span text:style-name="T8">+</text:span><text:span text:style-name="T9"> </text:span><text:span text:style-name="T30">123</text:span><text:span text:style-name="T9"> </text:span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Custom Derive Procedural Macr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55" text:id="id55">Definition:</text:p>
                <text:p/>
                <text:p><text:span text:style-name="T28"/></text:p>
              </text:list-item>
              <text:list-item>
                <text:p xml:id="id60" text:id="id60">Usage:</text:p>
                <text:p/>
              </text:list-item>
            </text:list>
          </draw:text-box>
        </draw:frame>
        <draw:frame draw:style-name="gr12" draw:text-style-name="P9" draw:layer="layout" svg:width="21.838cm" svg:height="3.299cm" svg:x="2.4cm" svg:y="5.1cm">
          <draw:text-box>
            <text:p xml:id="id56" text:id="id56"><text:span text:style-name="T24">#[proc_macro_derive(DeriveMacro)]</text:span></text:p>
            <text:p xml:id="id57" text:id="id57"><text:span text:style-name="T24">pub</text:span><text:span text:style-name="T25"> </text:span><text:span text:style-name="T24">fn</text:span><text:span text:style-name="T26"> </text:span><text:span text:style-name="T29">derive_macro</text:span><text:span text:style-name="T26">(input: </text:span><text:span text:style-name="T27">TokenStream</text:span><text:span text:style-name="T26">)</text:span><text:span text:style-name="T25"> </text:span><text:span text:style-name="T26">-&gt; </text:span><text:span text:style-name="T27">TokenStream</text:span><text:span text:style-name="T25"> </text:span><text:span text:style-name="T26">{</text:span></text:p>
            <text:p xml:id="id58" text:id="id58"><text:span text:style-name="T25"><text:s text:c="4"/></text:span><text:span text:style-name="T26">...</text:span></text:p>
            <text:p xml:id="id59" text:id="id59"><text:span text:style-name="T26">}</text:span></text:p>
          </draw:text-box>
        </draw:frame>
        <draw:frame draw:style-name="gr13" draw:text-style-name="P6" draw:layer="layout" svg:width="8.884cm" svg:height="1.775cm" svg:x="2.42cm" svg:y="10.387cm">
          <draw:text-box>
            <text:p xml:id="id61" text:id="id61" text:style-name="P10"><text:span text:style-name="T10">#[derive(DeriveMacro)]</text:span></text:p>
            <text:p xml:id="id62" text:id="id62"><text:span text:style-name="T10">struct</text:span><text:span text:style-name="T7"> </text:span><text:span text:style-name="T11">Foo</text:span><text:span text:style-name="T9"> </text:span><text:span text:style-name="T7">{...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Attribute Procedural Macr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3" text:id="id63">Definition:</text:p>
                <text:p/>
                <text:p><text:span text:style-name="T28"/></text:p>
              </text:list-item>
              <text:list-item>
                <text:p xml:id="id68" text:id="id68">Usage:</text:p>
                <text:p/>
              </text:list-item>
            </text:list>
          </draw:text-box>
        </draw:frame>
        <draw:frame draw:style-name="gr14" draw:text-style-name="P9" draw:layer="layout" svg:width="25.267cm" svg:height="3.299cm" svg:x="2.4cm" svg:y="5.1cm">
          <draw:text-box>
            <text:p xml:id="id64" text:id="id64"><text:span text:style-name="T24">#[proc_macro_attribute]</text:span></text:p>
            <text:p xml:id="id65" text:id="id65"><text:span text:style-name="T24">pub</text:span><text:span text:style-name="T25"> </text:span><text:span text:style-name="T24">fn</text:span><text:span text:style-name="T26"> </text:span><text:span text:style-name="T29">foo</text:span><text:span text:style-name="T26">(attr: </text:span><text:span text:style-name="T27">TokenStream</text:span><text:span text:style-name="T26">,</text:span><text:span text:style-name="T25"> </text:span><text:span text:style-name="T26">item: </text:span><text:span text:style-name="T27">TokenStream</text:span><text:span text:style-name="T26">)</text:span><text:span text:style-name="T25"> </text:span><text:span text:style-name="T26">-&gt; </text:span><text:span text:style-name="T27">TokenStream</text:span><text:span text:style-name="T25"> </text:span><text:span text:style-name="T26">{</text:span></text:p>
            <text:p xml:id="id66" text:id="id66"><text:span text:style-name="T25"><text:s text:c="4"/></text:span><text:span text:style-name="T26">...</text:span></text:p>
            <text:p xml:id="id67" text:id="id67"><text:span text:style-name="T26">}</text:span></text:p>
          </draw:text-box>
        </draw:frame>
        <draw:frame draw:style-name="gr15" draw:text-style-name="P6" draw:layer="layout" svg:width="10.408cm" svg:height="1.775cm" svg:x="2.42cm" svg:y="10.387cm">
          <draw:text-box>
            <text:p xml:id="id69" text:id="id69" text:style-name="P10"><text:span text:style-name="T10">#[foo(„Parameter“ 23 bar)]</text:span></text:p>
            <text:p xml:id="id70" text:id="id70"><text:span text:style-name="T10">struct</text:span><text:span text:style-name="T7"> </text:span><text:span text:style-name="T11">Baz</text:span><text:span text:style-name="T9"> </text:span><text:span text:style-name="T7">{...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 text:style-name="P1">DEMO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71" text:id="id71">Three kinds of procedural macros</text:p>
              </text:list-item>
              <text:list-item>
                <text:p xml:id="id72" text:id="id72">Procedural macros need to be in separate crate</text:p>
              </text:list-item>
              <text:list-item>
                <text:p xml:id="id73" text:id="id73"><text:span text:style-name="T20">cargo expand</text:span> is useful for debugging proc macr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 text:style-name="P1">Part 2 - A „real“ project</text:p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74" text:id="id74">Advent of Code 2018</text:p>
              </text:list-item>
              <text:list-item>
                <text:p xml:id="id75" text:id="id75">Text input -&gt; Rust data structures</text:p>
              </text:list-item>
              <text:list-item>
                <text:p xml:id="id76" text:id="id76">Example (Day 3):</text:p>
              </text:list-item>
            </text:list>
          </draw:text-box>
        </draw:frame>
        <draw:frame draw:style-name="gr16" draw:text-style-name="P6" xml:id="id77" draw:id="id77" draw:layer="layout" svg:width="7.741cm" svg:height="4.823cm" svg:x="3.6cm" svg:y="9.079cm">
          <draw:text-box>
            <text:p><text:span text:style-name="T20">#1 @ 565,109: 14x24</text:span></text:p>
            <text:p><text:span text:style-name="T20">#2 @ 413,723: 16x28</text:span></text:p>
            <text:p><text:span text:style-name="T20">#3 @ 136,229: 27x11</text:span></text:p>
            <text:p><text:span text:style-name="T20">#4 @ 640,187: 10x17</text:span></text:p>
            <text:p><text:span text:style-name="T20">#5 @ 666,879: 15x23</text:span></text:p>
            <text:p><text:span text:style-name="T20">...</text:span></text:p>
          </draw:text-box>
        </draw:frame>
        <draw:frame draw:style-name="gr17" draw:text-style-name="P6" xml:id="id78" draw:id="id78" draw:layer="layout" svg:width="7.96cm" svg:height="6.419cm" svg:x="18cm" svg:y="8.281cm">
          <draw:text-box>
            <text:p><text:span text:style-name="T10">#[derive(Debug)]</text:span></text:p>
            <text:p><text:span text:style-name="T10">struct</text:span><text:span text:style-name="T7"> </text:span><text:span text:style-name="T11">Patch</text:span><text:span text:style-name="T9"> </text:span><text:span text:style-name="T7">{</text:span></text:p>
            <text:p><text:span text:style-name="T9"><text:s text:c="4"/></text:span><text:span text:style-name="T7">id: </text:span><text:span text:style-name="T17">usize</text:span><text:span text:style-name="T7">,</text:span></text:p>
            <text:p><text:span text:style-name="T9"><text:s text:c="4"/></text:span><text:span text:style-name="T7">left: </text:span><text:span text:style-name="T17">usize</text:span><text:span text:style-name="T7">,</text:span></text:p>
            <text:p><text:span text:style-name="T9"><text:s text:c="4"/></text:span><text:span text:style-name="T7">top: </text:span><text:span text:style-name="T17">usize</text:span><text:span text:style-name="T7">,</text:span></text:p>
            <text:p><text:span text:style-name="T9"><text:s text:c="4"/></text:span><text:span text:style-name="T7">width: </text:span><text:span text:style-name="T17">usize</text:span><text:span text:style-name="T7">,</text:span></text:p>
            <text:p><text:span text:style-name="T9"><text:s text:c="4"/></text:span><text:span text:style-name="T7">heigth: </text:span><text:span text:style-name="T17">usize</text:span><text:span text:style-name="T7">,</text:span></text:p>
            <text:p><text:span text:style-name="T7">}</text:span></text:p>
          </draw:text-box>
        </draw:frame>
        <draw:frame draw:style-name="gr16" draw:text-style-name="P11" xml:id="id79" draw:id="id79" draw:layer="layout" svg:width="1.395cm" svg:height="1.436cm" svg:x="14cm" svg:y="10.772cm">
          <draw:text-box>
            <text:p><text:span text:style-name="T31">-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tivation</text:p>
          </draw:text-box>
        </draw:frame>
        <draw:frame draw:style-name="gr16" draw:text-style-name="P13" draw:layer="layout" svg:width="23.998cm" svg:height="10.538cm" svg:x="1.3cm" svg:y="3.565cm">
          <draw:text-box>
            <text:p xml:id="id80" text:id="id80" text:style-name="P12"><text:span text:style-name="T32">impl</text:span><text:span text:style-name="T33"> </text:span><text:span text:style-name="T34">Patch</text:span><text:span text:style-name="T33"> </text:span><text:span text:style-name="T34">{</text:span></text:p>
            <text:p xml:id="id81" text:id="id81" text:style-name="P12"><text:span text:style-name="T33"><text:s text:c="4"/></text:span><text:span text:style-name="T32">pub</text:span><text:span text:style-name="T33"> </text:span><text:span text:style-name="T32">fn</text:span><text:span text:style-name="T34"> </text:span><text:span text:style-name="T35">from_str</text:span><text:span text:style-name="T34">(s: </text:span><text:span text:style-name="T32">&amp;</text:span><text:span text:style-name="T36">str</text:span><text:span text:style-name="T34">)</text:span><text:span text:style-name="T33"> </text:span><text:span text:style-name="T34">-&gt; </text:span><text:span text:style-name="T32">Option</text:span><text:span text:style-name="T37">&lt;</text:span><text:span text:style-name="T34">Self</text:span><text:span text:style-name="T37">&gt;</text:span><text:span text:style-name="T33"> </text:span><text:span text:style-name="T34">{</text:span></text:p>
            <text:p xml:id="id82" text:id="id82" text:style-name="P12"><text:span text:style-name="T33"><text:s text:c="8"/></text:span><text:span text:style-name="T34">lazy_static</text:span><text:span text:style-name="T37">!</text:span><text:span text:style-name="T33"> </text:span><text:span text:style-name="T34">{</text:span></text:p>
            <text:p xml:id="id83" text:id="id83" text:style-name="P12"><text:span text:style-name="T33"><text:s text:c="12"/></text:span><text:span text:style-name="T32">static</text:span><text:span text:style-name="T33"> </text:span><text:span text:style-name="T32">ref</text:span><text:span text:style-name="T33"> </text:span><text:span text:style-name="T34">RE: </text:span><text:span text:style-name="T38">Regex</text:span><text:span text:style-name="T33"> </text:span><text:span text:style-name="T37">=</text:span><text:span text:style-name="T33"> </text:span></text:p>
            <text:p xml:id="id84" text:id="id84" text:style-name="P12"><text:span text:style-name="T33"><text:s text:c="16"/></text:span><text:span text:style-name="T34">Regex::new(</text:span><text:span text:style-name="T39">r"#(\d+) @ </text:span><text:span text:style-name="T39">(\d+),(\d+): (\d+)x(\</text:span><text:span text:style-name="T39">d+)"</text:span><text:span text:style-name="T34">).unwrap();</text:span></text:p>
            <text:p xml:id="id85" text:id="id85" text:style-name="P12"><text:span text:style-name="T33"><text:s text:c="8"/></text:span><text:span text:style-name="T34">}</text:span></text:p>
            <text:p text:style-name="P12"><text:span text:style-name="T40"/></text:p>
            <text:p xml:id="id86" text:id="id86" text:style-name="P12"><text:span text:style-name="T33"><text:s text:c="8"/></text:span><text:span text:style-name="T34">RE.captures(s).map(</text:span><text:span text:style-name="T37">|</text:span><text:span text:style-name="T34">cap</text:span><text:span text:style-name="T37">|</text:span><text:span text:style-name="T33"> </text:span><text:span text:style-name="T34">Self</text:span><text:span text:style-name="T33"> </text:span><text:span text:style-name="T34">{</text:span><text:span text:style-name="T33"> </text:span></text:p>
            <text:p xml:id="id87" text:id="id87" text:style-name="P12"><text:span text:style-name="T33"><text:s text:c="12"/></text:span><text:span text:style-name="T34">id: </text:span><text:span text:style-name="T38">cap</text:span><text:span text:style-name="T34">[</text:span><text:span text:style-name="T41">1</text:span><text:span text:style-name="T34">].parse().unwrap(</text:span><text:span text:style-name="T34">),</text:span></text:p>
            <text:p xml:id="id88" text:id="id88" text:style-name="P12"><text:span text:style-name="T33"><text:s text:c="12"/></text:span><text:span text:style-name="T34">left: </text:span><text:span text:style-name="T38">cap</text:span><text:span text:style-name="T34">[</text:span><text:span text:style-name="T41">2</text:span><text:span text:style-name="T34">].parse().unwrap(</text:span><text:span text:style-name="T34">),</text:span></text:p>
            <text:p xml:id="id89" text:id="id89" text:style-name="P12"><text:span text:style-name="T33"><text:s text:c="12"/></text:span><text:span text:style-name="T34">top: </text:span><text:span text:style-name="T38">cap</text:span><text:span text:style-name="T34">[</text:span><text:span text:style-name="T41">3</text:span><text:span text:style-name="T34">].parse().unwrap(</text:span><text:span text:style-name="T34">),</text:span></text:p>
            <text:p xml:id="id90" text:id="id90" text:style-name="P12"><text:span text:style-name="T33"><text:s text:c="12"/></text:span><text:span text:style-name="T34">width: </text:span><text:span text:style-name="T38">cap</text:span><text:span text:style-name="T34">[</text:span><text:span text:style-name="T41">4</text:span><text:span text:style-name="T34">].parse().unwrap(</text:span><text:span text:style-name="T34">),</text:span></text:p>
            <text:p xml:id="id91" text:id="id91" text:style-name="P12"><text:span text:style-name="T33"><text:s text:c="12"/></text:span><text:span text:style-name="T34">heigth: </text:span><text:span text:style-name="T38">cap</text:span><text:span text:style-name="T34">[</text:span><text:span text:style-name="T41">5</text:span><text:span text:style-name="T34">].parse().unwrap(</text:span><text:span text:style-name="T34">),</text:span></text:p>
            <text:p xml:id="id92" text:id="id92" text:style-name="P12"><text:span text:style-name="T33"><text:s text:c="8"/></text:span><text:span text:style-name="T34">})</text:span></text:p>
            <text:p xml:id="id93" text:id="id93" text:style-name="P12"><text:span text:style-name="T33"><text:s text:c="4"/></text:span><text:span text:style-name="T34">}</text:span></text:p>
            <text:p xml:id="id94" text:id="id94" text:style-name="P12"><text:span text:style-name="T3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95" text:id="id95">Generate <text:span text:style-name="T20">from_str</text:span> from a simple pattern:</text:p>
              </text:list-item>
            </text:list>
          </draw:text-box>
        </draw:frame>
        <draw:frame draw:style-name="gr16" draw:text-style-name="P6" draw:layer="layout" svg:width="12.313cm" svg:height="7.109cm" svg:x="3.611cm" svg:y="5.7cm">
          <draw:text-box>
            <text:p xml:id="id96" text:id="id96"><text:span text:style-name="T10">#[parse(r</text:span><text:span text:style-name="T15">"#{} @ {},{}: {}x{}"</text:span><text:span text:style-name="T10">)]</text:span></text:p>
            <text:p xml:id="id97" text:id="id97"><text:span text:style-name="T10">#[derive(Debug)]</text:span></text:p>
            <text:p xml:id="id98" text:id="id98"><text:span text:style-name="T10">struct</text:span><text:span text:style-name="T7"> </text:span><text:span text:style-name="T11">Patch</text:span><text:span text:style-name="T9"> </text:span><text:span text:style-name="T7">{</text:span></text:p>
            <text:p xml:id="id99" text:id="id99"><text:span text:style-name="T9"><text:s text:c="4"/></text:span><text:span text:style-name="T7">id: </text:span><text:span text:style-name="T17">usize</text:span><text:span text:style-name="T7">,</text:span></text:p>
            <text:p xml:id="id100" text:id="id100"><text:span text:style-name="T9"><text:s text:c="4"/></text:span><text:span text:style-name="T7">left: </text:span><text:span text:style-name="T17">usize</text:span><text:span text:style-name="T7">,</text:span></text:p>
            <text:p xml:id="id101" text:id="id101"><text:span text:style-name="T9"><text:s text:c="4"/></text:span><text:span text:style-name="T7">top: </text:span><text:span text:style-name="T17">usize</text:span><text:span text:style-name="T7">,</text:span></text:p>
            <text:p xml:id="id102" text:id="id102"><text:span text:style-name="T9"><text:s text:c="4"/></text:span><text:span text:style-name="T7">width: </text:span><text:span text:style-name="T17">usize</text:span><text:span text:style-name="T7">,</text:span></text:p>
            <text:p xml:id="id103" text:id="id103"><text:span text:style-name="T9"><text:s text:c="4"/></text:span><text:span text:style-name="T7">heigth: </text:span><text:span text:style-name="T17">usize</text:span><text:span text:style-name="T7">,</text:span></text:p>
            <text:p xml:id="id104" text:id="id104"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pproach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05" text:id="id105">Attribute procedural macro</text:p>
              </text:list-item>
              <text:list-item>
                <text:p xml:id="id106" text:id="id106">Main steps:</text:p>
                <text:list>
                  <text:list-item>
                    <text:p xml:id="id107" text:id="id107">Parse input (syn crate)</text:p>
                  </text:list-item>
                  <text:list-item>
                    <text:p xml:id="id108" text:id="id108">Process</text:p>
                  </text:list-item>
                  <text:list-item>
                    <text:p xml:id="id109" text:id="id109">Generate code (quote crat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se inpu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10" text:id="id110">Parse TokenStreams into Rust AST nodes</text:p>
              </text:list-item>
            </text:list>
          </draw:text-box>
        </draw:frame>
        <draw:frame draw:style-name="gr16" draw:text-style-name="P6" draw:layer="layout" svg:width="23.194cm" svg:height="5.635cm" svg:x="2.403cm" svg:y="5.558cm">
          <draw:text-box>
            <text:p xml:id="id111" text:id="id111"><text:span text:style-name="T42">#[proc_macro_attribute]</text:span></text:p>
            <text:p xml:id="id112" text:id="id112"><text:span text:style-name="T42">pub</text:span><text:span text:style-name="T43"> </text:span><text:span text:style-name="T42">fn</text:span><text:span text:style-name="T44"> </text:span><text:span text:style-name="T45">parse</text:span><text:span text:style-name="T44">(attr: </text:span><text:span text:style-name="T46">TokenStream</text:span><text:span text:style-name="T44">,</text:span><text:span text:style-name="T43"> </text:span><text:span text:style-name="T44">item: </text:span><text:span text:style-name="T46">TokenStream</text:span><text:span text:style-name="T44">)</text:span><text:span text:style-name="T43"> </text:span><text:span text:style-name="T44">-&gt; </text:span><text:span text:style-name="T46">TokenStream</text:span><text:span text:style-name="T43"> </text:span><text:span text:style-name="T44">{</text:span></text:p>
            <text:p xml:id="id113" text:id="id113"><text:span text:style-name="T43"><text:s text:c="4"/></text:span><text:span text:style-name="T42">let</text:span><text:span text:style-name="T43"> </text:span><text:span text:style-name="T44">strukt</text:span><text:span text:style-name="T43"> </text:span><text:span text:style-name="T47">=</text:span><text:span text:style-name="T43"> </text:span></text:p>
            <text:p xml:id="id114" text:id="id114"><text:span text:style-name="T43"><text:s text:c="8"/></text:span><text:span text:style-name="T44">syn::parse_macro_input</text:span><text:span text:style-name="T47">!</text:span><text:span text:style-name="T44">(item</text:span><text:span text:style-name="T43"> </text:span><text:span text:style-name="T42">as</text:span><text:span text:style-name="T43"> </text:span><text:span text:style-name="T44">syn::ItemStruct);</text:span></text:p>
            <text:p xml:id="id115" text:id="id115"><text:span text:style-name="T43"><text:s text:c="4"/></text:span><text:span text:style-name="T42">let</text:span><text:span text:style-name="T43"> </text:span><text:span text:style-name="T44">pattern: </text:span><text:span text:style-name="T42">String</text:span><text:span text:style-name="T44"> </text:span><text:span text:style-name="T47">=</text:span><text:span text:style-name="T43"> </text:span></text:p>
            <text:p xml:id="id116" text:id="id116"><text:span text:style-name="T43"><text:s text:c="8"/></text:span><text:span text:style-name="T44">syn::parse_macro_input</text:span><text:span text:style-name="T47">!</text:span><text:span text:style-name="T44">(attr</text:span><text:span text:style-name="T43"> </text:span><text:span text:style-name="T42">as</text:span><text:span text:style-name="T43"> </text:span><text:span text:style-name="T44">syn::LitStr).value();</text:span></text:p>
            <text:p xml:id="id117" text:id="id117"><text:span text:style-name="T43"><text:s text:c="4"/></text:span><text:span text:style-name="T48">...</text:span></text:p>
            <text:p xml:id="id118" text:id="id118"><text:span text:style-name="T4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cess inform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28" text:id="id128"><text:span text:style-name="T49">For the struct:</text:span></text:p>
                <text:list>
                  <text:list-item>
                    <text:p xml:id="id129" text:id="id129"><text:span text:style-name="T50">Name</text:span></text:p>
                  </text:list-item>
                  <text:list-item>
                    <text:p xml:id="id130" text:id="id130"><text:span text:style-name="T50">Name and type for each member</text:span></text:p>
                  </text:list-item>
                </text:list>
              </text:list-item>
              <text:list-item>
                <text:p xml:id="id131" text:id="id131"><text:span text:style-name="T49">For the list:</text:span></text:p>
                <text:list>
                  <text:list-item>
                    <text:p xml:id="id132" text:id="id132"><text:span text:style-name="T50">List of regex strings</text:span></text:p>
                  </text:list-item>
                </text:list>
              </text:list-item>
            </text:list>
          </draw:text-box>
        </draw:frame>
        <draw:frame draw:style-name="gr16" draw:text-style-name="P6" draw:layer="layout" svg:width="11cm" svg:height="6.308cm" svg:x="17cm" svg:y="3.8cm">
          <draw:text-box>
            <text:p xml:id="id119" text:id="id119"><text:span text:style-name="T42">#[parse(r</text:span><text:span text:style-name="T51">"#{} @ {},{}: {}x{}"</text:span><text:span text:style-name="T42">)]</text:span></text:p>
            <text:p xml:id="id120" text:id="id120"><text:span text:style-name="T42">#[derive(Debug)]</text:span></text:p>
            <text:p xml:id="id121" text:id="id121"><text:span text:style-name="T42">struct</text:span><text:span text:style-name="T44"> </text:span><text:span text:style-name="T46">Patch</text:span><text:span text:style-name="T43"> </text:span><text:span text:style-name="T44">{</text:span></text:p>
            <text:p xml:id="id122" text:id="id122"><text:span text:style-name="T43"><text:s text:c="4"/></text:span><text:span text:style-name="T44">id: </text:span><text:span text:style-name="T52">usize</text:span><text:span text:style-name="T44">,</text:span></text:p>
            <text:p xml:id="id123" text:id="id123"><text:span text:style-name="T43"><text:s text:c="4"/></text:span><text:span text:style-name="T44">left: </text:span><text:span text:style-name="T52">usize</text:span><text:span text:style-name="T44">,</text:span></text:p>
            <text:p xml:id="id124" text:id="id124"><text:span text:style-name="T43"><text:s text:c="4"/></text:span><text:span text:style-name="T44">top: </text:span><text:span text:style-name="T52">usize</text:span><text:span text:style-name="T44">,</text:span></text:p>
            <text:p xml:id="id125" text:id="id125"><text:span text:style-name="T43"><text:s text:c="4"/></text:span><text:span text:style-name="T44">width: </text:span><text:span text:style-name="T52">usize</text:span><text:span text:style-name="T44">,</text:span></text:p>
            <text:p xml:id="id126" text:id="id126"><text:span text:style-name="T43"><text:s text:c="4"/></text:span><text:span text:style-name="T44">heigth: </text:span><text:span text:style-name="T52">usize</text:span><text:span text:style-name="T44">,</text:span></text:p>
            <text:p xml:id="id127" text:id="id127"><text:span text:style-name="T4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rocess information</text:p>
          </draw:text-box>
        </draw:frame>
        <draw:frame draw:style-name="gr16" draw:text-style-name="P6" draw:layer="layout" svg:width="21.499cm" svg:height="10.346cm" svg:x="3.251cm" svg:y="3.527cm">
          <draw:text-box>
            <text:p xml:id="id133" text:id="id133"><text:span text:style-name="T53">// extract struct name + name and type for each struct element</text:span></text:p>
            <text:p xml:id="id134" text:id="id134"><text:span text:style-name="T42">let</text:span><text:span text:style-name="T43"> </text:span><text:span text:style-name="T44">name</text:span><text:span text:style-name="T43"> </text:span><text:span text:style-name="T47">=</text:span><text:span text:style-name="T43"> </text:span><text:span text:style-name="T47">&amp;</text:span><text:span text:style-name="T44">strukt.ident;</text:span></text:p>
            <text:p xml:id="id135" text:id="id135"><text:span text:style-name="T42">let</text:span><text:span text:style-name="T43"> </text:span><text:span text:style-name="T42">mut</text:span><text:span text:style-name="T43"> </text:span><text:span text:style-name="T44">items</text:span><text:span text:style-name="T43"> </text:span><text:span text:style-name="T47">=</text:span><text:span text:style-name="T43"> </text:span><text:span text:style-name="T44">vec</text:span><text:span text:style-name="T47">!</text:span><text:span text:style-name="T44">();</text:span></text:p>
            <text:p xml:id="id136" text:id="id136"><text:span text:style-name="T42">if</text:span><text:span text:style-name="T43"> </text:span><text:span text:style-name="T42">let</text:span><text:span text:style-name="T43"> </text:span><text:span text:style-name="T44">syn::Fields::Named(nf)</text:span><text:span text:style-name="T43"> </text:span><text:span text:style-name="T47">=</text:span><text:span text:style-name="T43"> </text:span><text:span text:style-name="T47">&amp;</text:span><text:span text:style-name="T44">strukt.fields</text:span><text:span text:style-name="T43"> </text:span><text:span text:style-name="T44">{</text:span></text:p>
            <text:p xml:id="id137" text:id="id137"><text:span text:style-name="T43"><text:s text:c="4"/></text:span><text:span text:style-name="T42">for</text:span><text:span text:style-name="T43"> </text:span><text:span text:style-name="T44">field</text:span><text:span text:style-name="T43"> </text:span><text:span text:style-name="T42">in</text:span><text:span text:style-name="T43"> </text:span><text:span text:style-name="T47">&amp;</text:span><text:span text:style-name="T44">nf.named</text:span><text:span text:style-name="T43"> </text:span><text:span text:style-name="T44">{</text:span></text:p>
            <text:p xml:id="id138" text:id="id138"><text:span text:style-name="T43"><text:s text:c="8"/></text:span><text:span text:style-name="T44">items.push(</text:span></text:p>
            <text:p xml:id="id139" text:id="id139"><text:span text:style-name="T43"><text:s text:c="12"/></text:span><text:span text:style-name="T44">(field.ident.as_ref().unwrap(),</text:span><text:span text:style-name="T43"> </text:span></text:p>
            <text:p xml:id="id140" text:id="id140"><text:span text:style-name="T43"><text:s text:c="13"/></text:span><text:span text:style-name="T44">field.ty.to_token_stream().to_string()</text:span></text:p>
            <text:p xml:id="id141" text:id="id141"><text:span text:style-name="T43"><text:s text:c="12"/></text:span><text:span text:style-name="T44">)</text:span></text:p>
            <text:p xml:id="id142" text:id="id142"><text:span text:style-name="T43"><text:s text:c="8"/></text:span><text:span text:style-name="T44">)</text:span></text:p>
            <text:p xml:id="id143" text:id="id143"><text:span text:style-name="T43"><text:s text:c="4"/></text:span><text:span text:style-name="T44">}</text:span></text:p>
            <text:p xml:id="id144" text:id="id144"><text:span text:style-name="T44">}</text:span></text:p>
            <text:p><text:span text:style-name="T43"/></text:p>
            <text:p xml:id="id145" text:id="id145" text:style-name="P10"><text:span text:style-name="T53">// extract regex strings from pattern</text:span></text:p>
            <text:p xml:id="id146" text:id="id146" text:style-name="P10"><text:span text:style-name="T42">let</text:span><text:span text:style-name="T43"> </text:span><text:span text:style-name="T44">parts</text:span><text:span text:style-name="T43"> </text:span><text:span text:style-name="T47">=</text:span><text:span text:style-name="T43"> </text:span><text:span text:style-name="T44">pattern.split(</text:span><text:span text:style-name="T51">"{}"</text:span><text:span text:style-name="T44">).collect::</text:span><text:span text:style-name="T47">&lt;</text:span><text:span text:style-name="T42">Vec</text:span><text:span text:style-name="T47">&lt;</text:span><text:span text:style-name="T44">_</text:span><text:span text:style-name="T47">&gt;&gt;</text:span><text:span text:style-name="T44">(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rocess information</text:p>
          </draw:text-box>
        </draw:frame>
        <draw:frame draw:style-name="gr16" draw:text-style-name="P6" draw:layer="layout" svg:width="20.695cm" svg:height="3.299cm" svg:x="3.653cm" svg:y="6.901cm">
          <draw:text-box>
            <text:p xml:id="id148" text:id="id148"><text:span text:style-name="T54">// panic if number of brace pairs in pattern doesn't </text:span></text:p>
            <text:p xml:id="id149" text:id="id149"><text:span text:style-name="T54">// match number of struct elements</text:span></text:p>
            <text:p xml:id="id150" text:id="id150"><text:span text:style-name="T7">assert</text:span><text:span text:style-name="T8">!</text:span><text:span text:style-name="T7">(parts.len()</text:span><text:span text:style-name="T9"> </text:span><text:span text:style-name="T8">==</text:span><text:span text:style-name="T9"> </text:span><text:span text:style-name="T7">items.len()</text:span><text:span text:style-name="T8">+</text:span><text:span text:style-name="T30">1</text:span><text:span text:style-name="T7">);</text:span></text:p>
            <text:p><text:span text:style-name="T9"/></text:p>
          </draw:text-box>
        </draw:frame>
        <draw:frame presentation:style-name="pr4" draw:layer="layout" svg:width="25.199cm" svg:height="2.115cm" svg:x="1.401cm" svg:y="3.685cm" presentation:class="outline" presentation:user-transformed="true">
          <draw:text-box>
            <text:list text:style-name="L2">
              <text:list-header>
                <text:p xml:id="id147" text:id="id147"><text:span text:style-name="T49">„</text:span><text:span text:style-name="T49">Error handing“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cess information</text:p>
          </draw:text-box>
        </draw:frame>
        <draw:frame draw:style-name="gr16" draw:text-style-name="P6" draw:layer="layout" svg:width="25.904cm" svg:height="12.365cm" svg:x="1.3cm" svg:y="2.8cm">
          <draw:text-box>
            <text:p xml:id="id152" text:id="id152"><text:span text:style-name="T53">// </text:span><text:span text:style-name="T53">generate </text:span><text:span text:style-name="T53">the regex </text:span><text:span text:style-name="T53">pattern </text:span><text:span text:style-name="T53">string</text:span></text:p>
            <text:p xml:id="id153" text:id="id153"><text:span text:style-name="T42">let</text:span><text:span text:style-name="T43"> </text:span><text:span text:style-name="T42">mut</text:span><text:span text:style-name="T43"> </text:span><text:span text:style-name="T44">regex_str</text:span><text:span text:style-name="T43"> </text:span><text:span text:style-name="T47">=</text:span><text:span text:style-name="T43"> </text:span><text:span text:style-name="T42">String</text:span><text:span text:style-name="T44">::ne</text:span><text:span text:style-name="T44">w();</text:span></text:p>
            <text:p xml:id="id154" text:id="id154"><text:span text:style-name="T42">for</text:span><text:span text:style-name="T43"> </text:span><text:span text:style-name="T44">(pattern_p</text:span><text:span text:style-name="T44">refix,</text:span><text:span text:style-name="T43"> </text:span><text:span text:style-name="T44">item)</text:span><text:span text:style-name="T43"> </text:span><text:span text:style-name="T42">in</text:span><text:span text:style-name="T43"> </text:span><text:span text:style-name="T44">parts.iter</text:span><text:span text:style-name="T44">().zip(ite</text:span><text:span text:style-name="T44">ms.iter())</text:span><text:span text:style-name="T43"> </text:span><text:span text:style-name="T44">{</text:span></text:p>
            <text:p xml:id="id155" text:id="id155"><text:span text:style-name="T43"><text:s text:c="4"/></text:span><text:span text:style-name="T42">let</text:span><text:span text:style-name="T43"> </text:span><text:span text:style-name="T44">regex_for_</text:span><text:span text:style-name="T44">type</text:span><text:span text:style-name="T43"> </text:span><text:span text:style-name="T47">=</text:span><text:span text:style-name="T43"> </text:span><text:span text:style-name="T44">get_regex_</text:span><text:span text:style-name="T44">for_type(</text:span><text:span text:style-name="T47">&amp;</text:span><text:span text:style-name="T44">item.</text:span><text:span text:style-name="T55">1</text:span><text:span text:style-name="T44">);</text:span></text:p>
            <text:p xml:id="id156" text:id="id156"><text:span text:style-name="T43"><text:s text:c="4"/></text:span><text:span text:style-name="T44">regex_str.</text:span><text:span text:style-name="T44">push_str(</text:span><text:span text:style-name="T47">&amp;</text:span><text:span text:style-name="T44">format</text:span><text:span text:style-name="T47">!</text:span><text:span text:style-name="T44">(</text:span><text:span text:style-name="T51">"{}({})"</text:span><text:span text:style-name="T44">,</text:span><text:span text:style-name="T43"> </text:span><text:span text:style-name="T44">pattern_pr</text:span><text:span text:style-name="T44">efix,</text:span><text:span text:style-name="T43"> </text:span><text:span text:style-name="T44">regex_for_</text:span><text:span text:style-name="T44">type));</text:span></text:p>
            <text:p xml:id="id157" text:id="id157"><text:span text:style-name="T44">}</text:span></text:p>
            <text:p xml:id="id158" text:id="id158"><text:span text:style-name="T44">regex_str.</text:span><text:span text:style-name="T44">push_str(p</text:span><text:span text:style-name="T44">arts.last(</text:span><text:span text:style-name="T44">).unwrap()</text:span><text:span text:style-name="T44">);</text:span></text:p>
            <text:p><text:span text:style-name="T43"/></text:p>
            <text:p><text:span text:style-name="T43"/></text:p>
            <text:p xml:id="id159" text:id="id159"><text:span text:style-name="T42">fn</text:span><text:span text:style-name="T44"> </text:span><text:span text:style-name="T45">get_regex_</text:span><text:span text:style-name="T45">for_type</text:span><text:span text:style-name="T44">(t</text:span><text:span text:style-name="T44">y: </text:span><text:span text:style-name="T42">&amp;</text:span><text:span text:style-name="T52">str</text:span><text:span text:style-name="T44">)</text:span><text:span text:style-name="T43"> </text:span><text:span text:style-name="T44">-</text:span><text:span text:style-name="T44">&gt; </text:span><text:span text:style-name="T42">&amp;'static</text:span><text:span text:style-name="T43"> </text:span><text:span text:style-name="T52">str</text:span><text:span text:style-name="T43"> </text:span><text:span text:style-name="T44">{</text:span></text:p>
            <text:p xml:id="id160" text:id="id160"><text:span text:style-name="T43"><text:s text:c="4"/></text:span><text:span text:style-name="T42">match</text:span><text:span text:style-name="T43"> </text:span><text:span text:style-name="T44">ty</text:span><text:span text:style-name="T43"> </text:span><text:span text:style-name="T44">{</text:span></text:p>
            <text:p xml:id="id161" text:id="id161"><text:span text:style-name="T43"><text:s text:c="8"/></text:span><text:span text:style-name="T51">"usize"</text:span><text:span text:style-name="T43"> </text:span><text:span text:style-name="T47">=&gt;</text:span><text:span text:style-name="T43"> </text:span><text:span text:style-name="T51">r"\d+"</text:span><text:span text:style-name="T44">,</text:span></text:p>
            <text:p xml:id="id162" text:id="id162"><text:span text:style-name="T43"><text:s text:c="8"/></text:span><text:span text:style-name="T51">"f64"</text:span><text:span text:style-name="T43"> </text:span><text:span text:style-name="T47">=&gt;</text:span><text:span text:style-name="T43"> </text:span><text:span text:style-name="T51">r"[0-</text:span><text:span text:style-name="T51">9]*\.?[0-</text:span><text:span text:style-name="T51">9]*"</text:span><text:span text:style-name="T44">,</text:span></text:p>
            <text:p xml:id="id163" text:id="id163"><text:span text:style-name="T43"><text:s text:c="8"/></text:span><text:span text:style-name="T51">"char"</text:span><text:span text:style-name="T43"> </text:span><text:span text:style-name="T47">=&gt;</text:span><text:span text:style-name="T43"> </text:span><text:span text:style-name="T51">r"."</text:span><text:span text:style-name="T44">,</text:span></text:p>
            <text:p xml:id="id164" text:id="id164"><text:span text:style-name="T43"><text:s text:c="8"/></text:span><text:span text:style-name="T51">"bool"</text:span><text:span text:style-name="T43"> </text:span><text:span text:style-name="T47">=&gt;</text:span><text:span text:style-name="T43"> </text:span><text:span text:style-name="T51">r"true|</text:span><text:span text:style-name="T51">false"</text:span><text:span text:style-name="T44">,</text:span></text:p>
            <text:p xml:id="id165" text:id="id165"><text:span text:style-name="T43"><text:s text:c="8"/></text:span><text:span text:style-name="T44">t</text:span><text:span text:style-name="T43"> </text:span><text:span text:style-name="T47">=&gt;</text:span><text:span text:style-name="T43"> </text:span><text:span text:style-name="T44">panic</text:span><text:span text:style-name="T47">!</text:span><text:span text:style-name="T44">(...</text:span><text:span text:style-name="T44">)</text:span></text:p>
            <text:p xml:id="id166" text:id="id166"><text:span text:style-name="T43"><text:s text:c="4"/></text:span><text:span text:style-name="T44">}</text:span></text:p>
            <text:p xml:id="id167" text:id="id167"><text:span text:style-name="T44">}</text:span></text:p>
          </draw:text-box>
        </draw:frame>
        <draw:frame draw:style-name="gr16" draw:text-style-name="P6" draw:layer="layout" svg:width="9.645cm" svg:height="0.924cm" svg:x="15.554cm" svg:y="1.576cm">
          <draw:text-box>
            <text:p xml:id="id151" text:id="id151" text:style-name="P12"><text:span text:style-name="T51">"foo{}bar" </text:span><text:span text:style-name="T48">-&gt;</text:span><text:span text:style-name="T51"> "foo(\d+)bar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de generation</text:p>
          </draw:text-box>
        </draw:frame>
        <draw:frame draw:style-name="gr16" draw:text-style-name="P6" draw:layer="layout" svg:width="24.549cm" svg:height="10.435cm" svg:x="1.8cm" svg:y="3.565cm">
          <draw:text-box>
            <text:p xml:id="id168" text:id="id168"><text:span text:style-name="T44">quote</text:span><text:span text:style-name="T47">!</text:span><text:span text:style-name="T44">(</text:span></text:p>
            <text:p xml:id="id169" text:id="id169"><text:span text:style-name="T43"><text:s text:c="4"/></text:span><text:span text:style-name="T44">#strukt</text:span></text:p>
            <text:p><text:span text:style-name="T9"/></text:p>
            <text:p xml:id="id170" text:id="id170"><text:span text:style-name="T43"><text:s text:c="4"/></text:span><text:span text:style-name="T42">impl</text:span><text:span text:style-name="T43"> </text:span><text:span text:style-name="T44">#name</text:span><text:span text:style-name="T43"> </text:span><text:span text:style-name="T44">{</text:span></text:p>
            <text:p xml:id="id171" text:id="id171"><text:span text:style-name="T43"><text:s text:c="12"/></text:span></text:p>
            <text:p xml:id="id172" text:id="id172"><text:span text:style-name="T43"><text:s text:c="8"/></text:span><text:span text:style-name="T42">pub</text:span><text:span text:style-name="T43"> </text:span><text:span text:style-name="T42">fn</text:span><text:span text:style-name="T44"> </text:span><text:span text:style-name="T45">from_str</text:span><text:span text:style-name="T44">(s: </text:span><text:span text:style-name="T42">&amp;</text:span><text:span text:style-name="T52">str</text:span><text:span text:style-name="T44">)</text:span><text:span text:style-name="T43"> </text:span><text:span text:style-name="T44">-&gt; </text:span><text:span text:style-name="T42">Option</text:span><text:span text:style-name="T47">&lt;</text:span><text:span text:style-name="T44">Self</text:span><text:span text:style-name="T47">&gt;</text:span><text:span text:style-name="T43"> </text:span><text:span text:style-name="T44">{</text:span></text:p>
            <text:p xml:id="id173" text:id="id173" text:style-name="P10"><text:span text:style-name="T43"><text:s text:c="12"/></text:span><text:span text:style-name="T44">lazy_static</text:span><text:span text:style-name="T47">!</text:span><text:span text:style-name="T43"> </text:span><text:span text:style-name="T44">{</text:span></text:p>
            <text:p xml:id="id174" text:id="id174" text:style-name="P10"><text:span text:style-name="T43"><text:s text:c="16"/></text:span><text:span text:style-name="T42">static</text:span><text:span text:style-name="T43"> </text:span><text:span text:style-name="T42">ref</text:span><text:span text:style-name="T43"> </text:span><text:span text:style-name="T44">RE: </text:span><text:span text:style-name="T46">Regex</text:span><text:span text:style-name="T43"> </text:span><text:span text:style-name="T47">=</text:span><text:span text:style-name="T43"> </text:span><text:span text:style-name="T44">Regex::new(#regex_str).unwrap();</text:span></text:p>
            <text:p xml:id="id175" text:id="id175" text:style-name="P10"><text:span text:style-name="T43"><text:s text:c="12"/></text:span><text:span text:style-name="T44">}</text:span></text:p>
            <text:p xml:id="id176" text:id="id176"><text:span text:style-name="T43"><text:s text:c="16"/></text:span><text:span text:style-name="T43"><text:s text:c="16"/></text:span></text:p>
            <text:p xml:id="id177" text:id="id177"><text:span text:style-name="T43"><text:s text:c="12"/></text:span><text:span text:style-name="T44">Self::get_regex().captures(s).map(</text:span><text:span text:style-name="T47">|</text:span><text:span text:style-name="T44">cap</text:span><text:span text:style-name="T47">|</text:span><text:span text:style-name="T43"> </text:span><text:span text:style-name="T44">Self</text:span><text:span text:style-name="T43"> </text:span><text:span text:style-name="T44">{</text:span><text:span text:style-name="T43"> </text:span></text:p>
            <text:p xml:id="id178" text:id="id178"><text:span text:style-name="T43"><text:s text:c="16"/></text:span><text:span text:style-name="T44">#(#inits),</text:span><text:span text:style-name="T47">*</text:span><text:span text:style-name="T43"> </text:span></text:p>
            <text:p xml:id="id179" text:id="id179"><text:span text:style-name="T43"><text:s text:c="12"/></text:span><text:span text:style-name="T44">})</text:span></text:p>
            <text:p xml:id="id180" text:id="id180"><text:span text:style-name="T43"><text:s text:c="8"/></text:span><text:span text:style-name="T44">}</text:span></text:p>
            <text:p xml:id="id181" text:id="id181"><text:span text:style-name="T44">).into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de generation</text:p>
          </draw:text-box>
        </draw:frame>
        <draw:frame draw:style-name="gr16" draw:text-style-name="P6" draw:layer="layout" svg:width="21.163cm" svg:height="4.289cm" svg:x="3.419cm" svg:y="5.8cm">
          <draw:text-box>
            <text:p xml:id="id182" text:id="id182"><text:span text:style-name="T53">// generate initializers for each struct element</text:span></text:p>
            <text:p xml:id="id183" text:id="id183"><text:span text:style-name="T42">let</text:span><text:span text:style-name="T43"> </text:span><text:span text:style-name="T42">mut</text:span><text:span text:style-name="T43"> </text:span><text:span text:style-name="T44">inits</text:span><text:span text:style-name="T43"> </text:span><text:span text:style-name="T47">=</text:span><text:span text:style-name="T43"> </text:span><text:span text:style-name="T44">vec</text:span><text:span text:style-name="T47">!</text:span><text:span text:style-name="T44">();</text:span></text:p>
            <text:p xml:id="id184" text:id="id184"><text:span text:style-name="T42">for</text:span><text:span text:style-name="T43"> </text:span><text:span text:style-name="T44">(idx,</text:span><text:span text:style-name="T43"> </text:span><text:span text:style-name="T44">item)</text:span><text:span text:style-name="T43"> </text:span><text:span text:style-name="T42">in</text:span><text:span text:style-name="T43"> </text:span><text:span text:style-name="T44">items.iter().enumerate()</text:span><text:span text:style-name="T43"> </text:span><text:span text:style-name="T44">{</text:span></text:p>
            <text:p xml:id="id185" text:id="id185"><text:span text:style-name="T43"><text:s text:c="4"/></text:span><text:span text:style-name="T42">let</text:span><text:span text:style-name="T43"> </text:span><text:span text:style-name="T44">name</text:span><text:span text:style-name="T43"> </text:span><text:span text:style-name="T47">=</text:span><text:span text:style-name="T43"> </text:span><text:span text:style-name="T47">&amp;</text:span><text:span text:style-name="T44">item.</text:span><text:span text:style-name="T55">0</text:span><text:span text:style-name="T44">;</text:span></text:p>
            <text:p xml:id="id186" text:id="id186"><text:span text:style-name="T43"><text:s text:c="4"/></text:span><text:span text:style-name="T44">inits.push(quote</text:span><text:span text:style-name="T47">!</text:span><text:span text:style-name="T44">(</text:span><text:span text:style-name="T43"> </text:span><text:span text:style-name="T44">#name: </text:span><text:span text:style-name="T46">cap</text:span><text:span text:style-name="T44">[#idx</text:span><text:span text:style-name="T47">+</text:span><text:span text:style-name="T55">1</text:span><text:span text:style-name="T44">].parse().unwrap()));</text:span></text:p>
            <text:p xml:id="id187" text:id="id187"><text:span text:style-name="T4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Usage</text:p>
          </draw:text-box>
        </draw:frame>
        <draw:frame draw:style-name="gr16" draw:text-style-name="P14" draw:layer="layout" svg:width="22.854cm" svg:height="10.435cm" svg:x="2.573cm" svg:y="3.643cm">
          <draw:text-box>
            <text:p xml:id="id188" text:id="id188"><text:span text:style-name="T42">#[parse(r</text:span><text:span text:style-name="T51">"#{} @ {},{}: {}x{}"</text:span><text:span text:style-name="T42">)]</text:span></text:p>
            <text:p xml:id="id189" text:id="id189"><text:span text:style-name="T42">#[derive(Debug)]</text:span></text:p>
            <text:p xml:id="id190" text:id="id190"><text:span text:style-name="T42">struct</text:span><text:span text:style-name="T44"> </text:span><text:span text:style-name="T46">Patch</text:span><text:span text:style-name="T43"> </text:span><text:span text:style-name="T44">{</text:span></text:p>
            <text:p xml:id="id191" text:id="id191"><text:span text:style-name="T43"><text:s text:c="4"/></text:span><text:span text:style-name="T44">id: </text:span><text:span text:style-name="T52">usize</text:span><text:span text:style-name="T44">,</text:span></text:p>
            <text:p xml:id="id192" text:id="id192"><text:span text:style-name="T43"><text:s text:c="4"/></text:span><text:span text:style-name="T44">left: </text:span><text:span text:style-name="T52">usize</text:span><text:span text:style-name="T44">,</text:span></text:p>
            <text:p xml:id="id193" text:id="id193"><text:span text:style-name="T43"><text:s text:c="4"/></text:span><text:span text:style-name="T44">top: </text:span><text:span text:style-name="T52">usize</text:span><text:span text:style-name="T44">,</text:span></text:p>
            <text:p xml:id="id194" text:id="id194"><text:span text:style-name="T43"><text:s text:c="4"/></text:span><text:span text:style-name="T44">width: </text:span><text:span text:style-name="T52">usize</text:span><text:span text:style-name="T44">,</text:span></text:p>
            <text:p xml:id="id195" text:id="id195"><text:span text:style-name="T43"><text:s text:c="4"/></text:span><text:span text:style-name="T44">heigth: </text:span><text:span text:style-name="T52">usize</text:span><text:span text:style-name="T44">,</text:span></text:p>
            <text:p xml:id="id196" text:id="id196"><text:span text:style-name="T44">}</text:span></text:p>
            <text:p><text:span text:style-name="T9"/></text:p>
            <text:p xml:id="id197" text:id="id197"><text:span text:style-name="T42">fn</text:span><text:span text:style-name="T44"> </text:span><text:span text:style-name="T45">main</text:span><text:span text:style-name="T44">(){</text:span></text:p>
            <text:p xml:id="id198" text:id="id198"><text:span text:style-name="T43"><text:s text:c="4"/></text:span><text:span text:style-name="T44">println</text:span><text:span text:style-name="T47">!</text:span><text:span text:style-name="T44">(</text:span><text:span text:style-name="T51">"{:?}"</text:span><text:span text:style-name="T44">,</text:span><text:span text:style-name="T43"> </text:span><text:span text:style-name="T44">Patch::from_str(</text:span><text:span text:style-name="T51">"#1 @ 2,3: 4x5"</text:span><text:span text:style-name="T44">));</text:span></text:p>
            <text:p xml:id="id199" text:id="id199"><text:span text:style-name="T43"><text:s text:c="4"/></text:span><text:span text:style-name="T53">// Output: </text:span></text:p>
            <text:p xml:id="id200" text:id="id200"><text:span text:style-name="T53"><text:s text:c="4"/></text:span><text:span text:style-name="T53">// Some(Patch { id: 1, left: 2, top: 3, width: 4, heigth: 5 })</text:span></text:p>
            <text:p xml:id="id201" text:id="id201"><text:span text:style-name="T4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Usage</text:p>
          </draw:text-box>
        </draw:frame>
        <draw:frame draw:style-name="gr16" draw:text-style-name="P14" draw:layer="layout" svg:width="23.534cm" svg:height="9.762cm" svg:x="2.573cm" svg:y="3.643cm">
          <draw:text-box>
            <text:p xml:id="id202" text:id="id202"><text:span text:style-name="T42">#[parse(r</text:span><text:span text:style-name="T51">"{}\n{},+{}\nFlag: {}"</text:span><text:span text:style-name="T42">)]</text:span></text:p>
            <text:p xml:id="id203" text:id="id203"><text:span text:style-name="T42">#[derive(Debug)]</text:span></text:p>
            <text:p xml:id="id204" text:id="id204"><text:span text:style-name="T42">struct</text:span><text:span text:style-name="T44"> </text:span><text:span text:style-name="T46">Types</text:span><text:span text:style-name="T43"> </text:span><text:span text:style-name="T44">{</text:span></text:p>
            <text:p xml:id="id205" text:id="id205"><text:span text:style-name="T43"><text:s text:c="4"/></text:span><text:span text:style-name="T44">name: </text:span><text:span text:style-name="T46">char</text:span><text:span text:style-name="T44">,</text:span></text:p>
            <text:p xml:id="id206" text:id="id206"><text:span text:style-name="T43"><text:s text:c="4"/></text:span><text:span text:style-name="T44">int: </text:span><text:span text:style-name="T52">usize</text:span><text:span text:style-name="T44">,</text:span></text:p>
            <text:p xml:id="id207" text:id="id207"><text:span text:style-name="T43"><text:s text:c="4"/></text:span><text:span text:style-name="T44">float: </text:span><text:span text:style-name="T52">f64</text:span><text:span text:style-name="T44">,</text:span></text:p>
            <text:p xml:id="id208" text:id="id208"><text:span text:style-name="T43"><text:s text:c="4"/></text:span><text:span text:style-name="T44">flag: </text:span><text:span text:style-name="T52">bool</text:span></text:p>
            <text:p xml:id="id209" text:id="id209"><text:span text:style-name="T44">}</text:span></text:p>
            <text:p><text:span text:style-name="T9"/></text:p>
            <text:p xml:id="id210" text:id="id210"><text:span text:style-name="T42">fn</text:span><text:span text:style-name="T44"> </text:span><text:span text:style-name="T45">main</text:span><text:span text:style-name="T44">(){</text:span></text:p>
            <text:p xml:id="id211" text:id="id211"><text:span text:style-name="T43"><text:s text:c="4"/></text:span><text:span text:style-name="T44">println</text:span><text:span text:style-name="T47">!</text:span><text:span text:style-name="T44">(</text:span><text:span text:style-name="T51">"{:?}"</text:span><text:span text:style-name="T44">,</text:span><text:span text:style-name="T43"> </text:span><text:span text:style-name="T44">Patch::from_str(</text:span><text:span text:style-name="T51">"X\n2,,,123.456\nFlag: true"</text:span><text:span text:style-name="T44">));</text:span></text:p>
            <text:p xml:id="id212" text:id="id212"><text:span text:style-name="T43"><text:s text:c="4"/></text:span><text:span text:style-name="T53">// Output: </text:span></text:p>
            <text:p xml:id="id213" text:id="id213"><text:span text:style-name="T43"><text:s text:c="4"/></text:span><text:span text:style-name="T53">// Some(Types { name: 'X', int: 2, float: 123.456, flag: true })</text:span></text:p>
            <text:p xml:id="id214" text:id="id214"><text:span text:style-name="T4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9.798cm" svg:height="11.136cm" svg:x="0.6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 xml:id="id215" text:id="id215">Procedural macros &lt;3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2.629cm" svg:x="1.401cm" svg:y="6.561cm" presentation:class="title" presentation:user-transformed="true">
          <draw:text-box>
            <text:p text:style-name="P1">End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1" svg:font-family="'Fira Code'" style:font-pitch="fixed"/>
    <style:font-face style:name="Fira Code2" svg:font-family="'Fira Code'" style:font-family-generic="swiss" style:font-pitch="fixed"/>
    <style:font-face style:name="Fira Sans3" svg:font-family="'Fira Sans'" style:font-family-generic="swiss" style:font-pitch="fixed"/>
    <style:font-face style:name="Fira Code" svg:font-family="'Fira Code'" style:font-pitch="variable"/>
    <style:font-face style:name="Fira Sans2" svg:font-family="'Fira Sans'" style:font-pitch="variable"/>
    <style:font-face style:name="Liberation Sans2" svg:font-family="'Liberation Sans'" style:font-pitch="variable"/>
    <style:font-face style:name="Fira Sans1" svg:font-family="'Fi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ira Sans" fo:font-family="'Fira Sans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ira Sans" fo:font-family="'Fira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9.13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Fira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08:49:30.024870759</meta:creation-date>
    <dc:date>2019-11-06T17:41:05.400476679</dc:date>
    <meta:editing-duration>PT1H12M42S</meta:editing-duration>
    <meta:editing-cycles>5</meta:editing-cycles>
    <meta:generator>LibreOffice/6.2.7.1$Linux_X86_64 LibreOffice_project/20$Build-1</meta:generator>
    <meta:document-statistic meta:object-count="147"/>
  </office:meta>
</office:document-meta>
</file>